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andas</text:p>
      <text:p text:style-name="Normal">numpy</text:p>
      <text:p text:style-name="Normal">scikit-learn</text:p>
      <text:p text:style-name="Normal">matplotlib</text:p>
      <text:p text:style-name="Normal">seaborn</text:p>
      <text:p text:style-name="Normal">jupyt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A22-BCE-082 (MAHA CHAUDHARY)</meta:initial-creator>
    <dc:creator>FA22-BCE-082 (MAHA CHAUDHARY)</dc:creator>
    <meta:creation-date>2026-03-20T15:27:00Z</meta:creation-date>
    <dc:date>2026-03-20T15:28:00Z</dc:date>
    <meta:template xlink:href="Normal" xlink:type="simple"/>
    <meta:editing-cycles>1</meta:editing-cycles>
    <meta:editing-duration>PT60S</meta:editing-duration>
    <meta:document-statistic meta:page-count="1" meta:paragraph-count="1" meta:word-count="7" meta:character-count="52" meta:row-count="1" meta:non-whitespace-character-count="46"/>
  </office:meta>
</office:document-meta>
</file>